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7000005C9DA660B5CF7FD4173.png" manifest:media-type="image/png"/>
  <manifest:file-entry manifest:full-path="Pictures/100002010000033100000166394DDD006AA835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132cm" svg:y="-0.344cm" svg:width="17cm" svg:height="7.449cm" draw:z-index="0"><draw:image xlink:href="Pictures/100002010000033100000166394DDD006AA835BD.png" xlink:type="simple" xlink:show="embed" xlink:actuate="onLoad" loext:mime-type="image/x-vclgraphic"/></draw:frame><draw:frame draw:style-name="fr1" draw:name="Imagen2" text:anchor-type="paragraph" svg:x="0cm" svg:y="7.805cm" svg:width="17cm" svg:height="17.593cm" draw:z-index="1"><draw:image xlink:href="Pictures/1000020100000597000005C9DA660B5CF7FD417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3:53:18.491182922</meta:creation-date>
    <dc:date>2019-10-13T23:54:38.797297887</dc:date>
    <meta:editing-duration>PT1M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